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1aa"/>
    </style:style>
    <style:style style:name="P2" style:family="paragraph" style:parent-style-name="Standard">
      <style:text-properties style:font-name="Liberation Serif" fo:font-size="12pt" officeooo:paragraph-rsid="001e11aa" style:font-size-asian="12pt" style:font-size-complex="12pt"/>
    </style:style>
    <style:style style:name="T1" style:family="text">
      <style:text-properties officeooo:rsid="001a2353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11aa"/>
    </style:style>
    <style:style style:name="T6" style:family="text">
      <style:text-properties fo:font-style="italic"/>
    </style:style>
    <style:style style:name="T7" style:family="text">
      <style:text-properties officeooo:rsid="001f1228"/>
    </style:style>
    <style:style style:name="T8" style:family="text">
      <style:text-properties officeooo:rsid="0022c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Week 1</text:h>
      <text:h text:style-name="Heading_20_4" text:outline-level="4">Narrative - XZCUEV</text:h>
      <text:p text:style-name="Text_20_body">Researcher:*phone ringing*</text:p>
      <text:p text:style-name="Text_20_body">Participant: hello, this is Morgaine how may I help you?</text:p>
      <text:p text:style-name="Text_20_body">Researcher: Hi! I can’t access my account.</text:p>
      <text:p text:style-name="Text_20_body">Participant: oh no! I understand your frustration, may I have your name and phone number?</text:p>
      <text:p text:style-name="Text_20_body">Researcher: Thanks, I really need access today! my name is Velma Wu, and my number is 0429356942</text:p>
      <text:p text:style-name="Text_20_body">Participant: Velma Wu, number 0429356942. is that correct?</text:p>
      <text:p text:style-name="Text_20_body">Researcher: That's correct! So will I get a call back or how do we do this?</text:p>
      <text:p text:style-name="Text_20_body">Participant: please hold the line for a moment while I connect you to the best person to handle this </text:p>
      <text:p text:style-name="Text_20_body">Researcher: Thanks for your help!</text:p>
      <text:h text:style-name="Heading_20_4" text:outline-level="4"><text:span text:style-name="T5">Control</text:span> - <text:span text:style-name="T5">AXXAMD</text:span></text:h>
      <text:p text:style-name="Text_20_body"><text:span text:style-name="T2">Researcher: </text:span><text:span text:style-name="T3">*</text:span><text:span text:style-name="Strong_20_Emphasis"><text:span text:style-name="T3">Phone ringing*</text:span></text:span></text:p>
      <text:p text:style-name="Text_20_body">Participant: Hi, I am Paridh Rathod, How can I help you ?</text:p>
      <text:p text:style-name="Text_20_body">Researcher: I can't access my account</text:p>
      <text:p text:style-name="Text_20_body">Participant: I understand you frustration, can I get the account no, please.</text:p>
      <text:p text:style-name="Text_20_body">Researcher: Sorry, I don't have an account number?</text:p>
      <text:p text:style-name="Text_20_body">Participant: Can get the name and your phone number, please.</text:p>
      <text:p text:style-name="Text_20_body">Researcher: Sure, my name is Velma Wu, and my number is 0429356942</text:p>
      <text:p text:style-name="Text_20_body">Participant: Thank you Velma Wu, I am redirecting your phone call to the representative from the accounts department, please hold on.</text:p>
      <text:p text:style-name="Text_20_body">Researcher: Thank you!</text:p>
      <text:h text:style-name="Heading_20_3" text:outline-level="3">Week <text:span text:style-name="T1">2</text:span></text:h>
      <text:h text:style-name="Heading_20_4" text:outline-level="4">Control - XZCUEV</text:h>
      <text:p text:style-name="Text_20_body">Researcher: <text:span text:style-name="T1">T</text:span>he help ticket is for Tammy Ling, and she is having an issue with a device she has just bought. </text:p>
      <text:p text:style-name="Text_20_body">Participant: Hello Tammy? This is the service desk, I hear you are having some issues with your device </text:p>
      <text:p text:style-name="Text_20_body">Researcher: Yes, I just bought a wireless mouse and it won't work with my computer</text:p>
      <text:p text:style-name="Text_20_body">Participant: I'm just going to take you through some troubleshooting, let me know when you have the device in your hands </text:p>
      <text:p text:style-name="Text_20_body"><text:soft-page-break/>Researcher: Alright, I'm holding it right now</text:p>
      <text:p text:style-name="Text_20_body">Participant: Firstly, does this Bluetooth mouse have batteries inserted and are these batteries charged? </text:p>
      <text:p text:style-name="Text_20_body">Researcher: Yes, I have fresh batteries in it</text:p>
      <text:p text:style-name="Text_20_body">Participant: Okay, wonderful. Now on the base of the mouse, does it have an on and off switch?<text:line-break/>If yes, please try turning it off and back on to retry connecting. </text:p>
      <text:p text:style-name="Text_20_body">Researcher: Yep, it turns on and has a light. It hasn't connected yet though</text:p>
      <text:p text:style-name="Text_20_body">Participant: There may also be a small button used to connect via Bluetooth. <text:span text:style-name="T1">I</text:span>f the computer you are trying to connect to does NOT have Bluetooth turned on that may also be an issue here </text:p>
      <text:p text:style-name="Text_20_body">Researcher: Oh, okay, it doesn't have a button but it does have this little tech bit that comes out.</text:p>
      <text:p text:style-name="Text_20_body">Researcher: It looks like a usb stick but smaller</text:p>
      <text:p text:style-name="Text_20_body">Participant: I see. So that needs to be plugged into your computer to be able to connect to the mouse </text:p>
      <text:p text:style-name="Text_20_body">Researcher: Oh! Okay, is that what it does? I'll go test it now</text:p>
      <text:p text:style-name="Text_20_body">Researcher: Yep, that works, thanks!</text:p>
      <text:p text:style-name="Text_20_body"><text:span text:style-name="T1">Participant:</text:span>Inserting the Bluetooth connection to a fast USB slot (the blue ones) will allow the connection </text:p>
      <text:p text:style-name="Text_20_body">Participant: Not a problem, is there anything else I can help with today? </text:p>
      <text:p text:style-name="Text_20_body">Researcher: No, that's it. Thanks for helping me out so much! </text:p>
      <text:p text:style-name="Text_20_body">Participant: You're welcome. Have a great day </text:p>
      <text:h text:style-name="Heading_20_4" text:outline-level="4"><text:span text:style-name="T5">Points</text:span> - <text:span text:style-name="T5">AXXAMD</text:span></text:h>
      <text:p text:style-name="Text_20_body">Researcher: <text:span text:style-name="T7">T</text:span>he help ticket is for Tammy Ling, and she is having an issue with a device she has just bought. Are you ready?</text:p>
      <text:p text:style-name="Text_20_body">Participant: yes</text:p>
      <text:p text:style-name="Text_20_body"><text:span text:style-name="T2">Researcher: *</text:span><text:span text:style-name="Strong_20_Emphasis"><text:span text:style-name="T3">phone ringing*</text:span></text:span></text:p>
      <text:p text:style-name="Text_20_body">Participant: Hi, I am Paridh Rathod how can I help you</text:p>
      <text:p text:style-name="Text_20_body">Researcher: I just got transferred from the main call centre, I'm calling about a wireless mouse I bought.</text:p>
      <text:p text:style-name="Text_20_body">Researcher: It won't connect to the computer!</text:p>
      <text:p text:style-name="Text_20_body">Participant: thank you for waiting, I will like to guide you through list of quick fix</text:p>
      <text:p text:style-name="Text_20_body">Researcher: Oh, okay. Thanks.</text:p>
      <text:p text:style-name="Text_20_body">Participant: try disconnecting and reconnecting the USB adapter of the mouse</text:p>
      <text:p text:style-name="Text_20_body">Researcher: You mean the little thing it came with? </text:p>
      <text:p text:style-name="Text_20_body">Participant: yes, the small black piece which came with the mouse </text:p>
      <text:p text:style-name="Text_20_body"><text:soft-page-break/>Researcher: Oh, I thought I just had to turn it on. I'll go check the instructions too then. Thank you</text:p>
      <text:p text:style-name="Text_20_body">Participant: Call us anytime for help or assistance, thank you have a nice day</text:p>
      <text:h text:style-name="Heading_20_3" text:outline-level="3">Week 3</text:h>
      <text:h text:style-name="Heading_20_4" text:outline-level="4">Points - XZCUEV</text:h>
      <text:p text:style-name="Standard">Researcher: (A person who struggled to communicate their account issue is named Richard, here are the Richards on file: </text:p>
      <text:p text:style-name="Standard"/>
      <text:p text:style-name="Standard">Richard Vax, 15\2\1982, Chadstone, 0317824 </text:p>
      <text:p text:style-name="Standard">Richard Rick, 18\8\1979, Tarneit, 175926582 </text:p>
      <text:p text:style-name="P2">Richard Smith, 22\4\2001, Melton, 693729538)</text:p>
      <text:p text:style-name="P2"/>
      <text:p text:style-name="P1"><text:span text:style-name="Strong_20_Emphasis"><text:span text:style-name="T3">*phone ringing*</text:span></text:span></text:p>
      <text:p text:style-name="Standard"/>
      <text:p text:style-name="Standard">Participant: hello Richard, could I please confirm your surname?</text:p>
      <text:p text:style-name="Standard"/>
      <text:p text:style-name="Standard">Researcher: Sure, my last name is Rick, Like the shorthand of Richard. Ricky Rick.</text:p>
      <text:p text:style-name="Standard"/>
      <text:p text:style-name="Standard">Participant: excellent, and could you please confirm your date of birth and suburb of residence?</text:p>
      <text:p text:style-name="Standard"/>
      <text:p text:style-name="Standard">Researcher: I've lived in Tarneit all my life. Raised cows on the property, Since 1979. </text:p>
      <text:p text:style-name="Standard"/>
      <text:p text:style-name="Standard">Participant: that is what our records show, just one last check, do you have your account number on you?</text:p>
      <text:p text:style-name="Standard"/>
      <text:p text:style-name="Standard">Researcher: Account number? I don't have one of those. Is it something to call?</text:p>
      <text:p text:style-name="Standard"/>
      <text:p text:style-name="Standard">Participant: it is a 9 digit number, should be on an email from us from a recent bill or account creation</text:p>
      <text:p text:style-name="Standard"/>
      <text:p text:style-name="Standard">Researcher: Oh, you mean the driver's license to make sure I'm not some criminal? Sure. one second</text:p>
      <text:p text:style-name="Standard"/>
      <text:p text:style-name="Standard">Researcher: 175926582</text:p>
      <text:p text:style-name="Standard"/>
      <text:p text:style-name="Standard">Participant: excellent. you are definitely who you say you are! how can I help you this morning?</text:p>
      <text:p text:style-name="Standard"/>
      <text:p text:style-name="Standard">Participant: excellent. you are definitely who you say you are! how can I help you this morning?</text:p>
      <text:p text:style-name="Standard"/>
      <text:p text:style-name="Standard">Researcher: My account is locked! Who locks an account for tech help?</text:p>
      <text:p text:style-name="Standard"/>
      <text:p text:style-name="Standard">Researcher: It's like locking someone's car inside a repair shop!</text:p>
      <text:p text:style-name="Standard"/>
      <text:p text:style-name="Standard">Participant: I see, that must be frustrating, sorry for the inconvenience. was the account locked due to multiple login attempts?</text:p>
      <text:p text:style-name="Standard"/>
      <text:p text:style-name="Standard">Researcher: Not sure. Just tried to chat with one of your bots, and it told me there was some sort of check. I got confused and called right away.</text:p>
      <text:p text:style-name="Standard"/>
      <text:p text:style-name="Standard"><text:soft-page-break/>Participant: well given that you have passed the authentication process I can unlock your account for you now! it will take up to 15 minutes to process and be available at your end. </text:p>
      <text:p text:style-name="Standard"/>
      <text:p text:style-name="Standard">Researcher: Thanks, I'll go get myself a coffee then. Have yourself a good day.</text:p>
      <text:p text:style-name="Standard"/>
      <text:p text:style-name="Standard">(The testing was cut off here as it was going off topic, which was outside the scope of the exercise.)</text:p>
      <text:p text:style-name="Standard"/>
      <text:h text:style-name="Heading_20_4" text:outline-level="4"><text:span text:style-name="T8">Narrative</text:span> - <text:span text:style-name="T8">AXXAMD</text:span></text:h>
      <text:p text:style-name="Text_20_body">Researcher: (A person who struggled to communicate their account issue is named Richard, here are the Richards on file: </text:p>
      <text:p text:style-name="Text_20_body">Richard Vax, 15\2\1982, Chadstone, 0317824 </text:p>
      <text:p text:style-name="Text_20_body">Richard Rick, 18\8\1979, Tarneit, 175926582 </text:p>
      <text:p text:style-name="Text_20_body">Richard Smith, 22\4\2001, Melton, 693729538)</text:p>
      <text:p text:style-name="Text_20_body"><text:span text:style-name="Strong_20_Emphasis"><text:span text:style-name="T4">*phone ringing*</text:span></text:span></text:p>
      <text:p text:style-name="Text_20_body">Participant: hello, Richard can you please verify the name, date of birth and your number.</text:p>
      <text:p text:style-name="Text_20_body">Researcher: Sure, my last name is Rick, Like the shorthand of Richard. Ricky Rick.</text:p>
      <text:p text:style-name="Text_20_body">Researcher: I've lived in Tarneit all my life. Raised cows on the property, Since 1979.</text:p>
      <text:p text:style-name="Text_20_body">Researcher: And which number do ya want? My phone number?</text:p>
      <text:p text:style-name="Text_20_body">Participant: yes please the phone number</text:p>
      <text:p text:style-name="Text_20_body">Researcher: 041593826718, What do you need with that?</text:p>
      <text:p text:style-name="Text_20_body">Participant: sorry, but details that <text:span text:style-name="T6">I have does not match's </text:span></text:p>
      <text:p text:style-name="Text_20_body">Researcher: What do you mean? You asked me to call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8:35:00.387858555</meta:creation-date>
    <dc:date>2022-10-27T20:27:37.899442700</dc:date>
    <meta:editing-duration>PT6H54M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4" meta:paragraph-count="95" meta:word-count="1115" meta:character-count="6509" meta:non-whitespace-character-count="5466"/>
  </office:meta>
</office:document-meta>
</file>